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2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3cm" svg:x="7.8cm" svg:y="3.6cm">
          <text:p text:style-name="P1">Schoo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6.8cm" svg:x2="10.4cm" svg:y2="8.9cm">
          <text:p/>
        </draw:line>
        <draw:custom-shape draw:style-name="gr3" draw:text-style-name="P1" draw:layer="layout" svg:width="3.1cm" svg:height="2.8cm" svg:x="8.8cm" svg:y="9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8cm" svg:x="4.5cm" svg:y="9cm">
          <text:p text:style-name="P1">Faculty</text:p>
          <text:p text:style-name="P1">St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1cm" svg:height="2.8cm" svg:x="13.6cm" svg:y="9.1cm">
          <text:p text:style-name="P1">Student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10.4cm" svg:y1="6.8cm" svg:x2="15cm" svg:y2="9.2cm">
          <text:p/>
        </draw:line>
        <draw:line draw:style-name="gr2" draw:text-style-name="P2" draw:layer="controls" svg:x1="10.4cm" svg:y1="6.9cm" svg:x2="10.4cm" svg:y2="7cm">
          <text:p/>
        </draw:line>
        <draw:line draw:style-name="gr2" draw:text-style-name="P2" draw:layer="controls" svg:x1="5.8cm" svg:y1="9.1cm" svg:x2="10.4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5:45:50.279931343</meta:creation-date>
    <dc:date>2021-09-01T15:53:30.396398470</dc:date>
    <meta:editing-duration>PT7M48S</meta:editing-duration>
    <meta:editing-cycles>1</meta:editing-cycles>
    <meta:generator>LibreOffice/6.4.7.2$Linux_X86_64 LibreOffice_project/40$Build-2</meta:generator>
    <meta:document-statistic meta:object-count="8"/>
  </office:meta>
</office:document-meta>
</file>